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2.251cm" style:rel-column-width="8191*"/>
    </style:style>
    <style:style style:name="Table1.H" style:family="table-column">
      <style:table-column-properties style:column-width="2.25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2.251cm" style:rel-column-width="8191*"/>
    </style:style>
    <style:style style:name="Table2.H" style:family="table-column">
      <style:table-column-properties style:column-width="2.25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57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58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59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69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d1c9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348a9" officeooo:paragraph-rsid="007348a9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c4e06" officeooo:paragraph-rsid="001c4e06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128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129" style:family="paragraph" style:parent-style-name="Standard">
      <style:text-properties style:font-name="Arial" fo:font-size="10pt" fo:language="ru" fo:country="RU" officeooo:rsid="00040545" officeooo:paragraph-rsid="007e2b83" style:font-size-asian="10pt" style:font-size-complex="10pt"/>
    </style:style>
    <style:style style:name="P130" style:family="paragraph" style:parent-style-name="Standard">
      <style:text-properties style:font-name="Arial" fo:font-size="10pt" fo:language="ru" fo:country="RU" officeooo:rsid="00040545" officeooo:paragraph-rsid="007f1623" style:font-size-asian="10pt" style:font-size-complex="10pt"/>
    </style:style>
    <style:style style:name="P131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132" style:family="paragraph" style:parent-style-name="Standard">
      <style:text-properties style:font-name="Arial" fo:font-size="10pt" fo:language="ru" fo:country="RU" fo:font-weight="normal" officeooo:rsid="00040545" officeooo:paragraph-rsid="007f1623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e2b83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f1623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7e2b83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e2b83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f1623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f1623" officeooo:paragraph-rsid="007f1623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7e2b83" officeooo:paragraph-rsid="007e2b83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e2b83" officeooo:paragraph-rsid="007e2b83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4af083" style:font-weight-asian="normal" style:font-weight-complex="normal"/>
    </style:style>
    <style:style style:name="T17" style:family="text">
      <style:text-properties fo:language="en" fo:country="US" fo:font-weight="normal" officeooo:rsid="0059c511" style:font-weight-asian="normal" style:font-weight-complex="normal"/>
    </style:style>
    <style:style style:name="T18" style:family="text">
      <style:text-properties fo:language="en" fo:country="US" fo:font-weight="normal" officeooo:rsid="005b6959" style:font-weight-asian="normal" style:font-weight-complex="normal"/>
    </style:style>
    <style:style style:name="T19" style:family="text">
      <style:text-properties fo:language="en" fo:country="US" fo:font-weight="normal" officeooo:rsid="0068f4d2" style:font-weight-asian="normal" style:font-weight-complex="normal"/>
    </style:style>
    <style:style style:name="T20" style:family="text">
      <style:text-properties fo:language="en" fo:country="US" fo:font-weight="normal" officeooo:rsid="007e2b83" style:font-weight-asian="normal" style:font-weight-complex="normal"/>
    </style:style>
    <style:style style:name="T21" style:family="text">
      <style:text-properties fo:language="en" fo:country="US" officeooo:rsid="00075231"/>
    </style:style>
    <style:style style:name="T22" style:family="text">
      <style:text-properties fo:language="en" fo:country="US" officeooo:rsid="000936f7"/>
    </style:style>
    <style:style style:name="T23" style:family="text">
      <style:text-properties fo:language="en" fo:country="US" officeooo:rsid="0009839e"/>
    </style:style>
    <style:style style:name="T24" style:family="text">
      <style:text-properties fo:language="en" fo:country="US" officeooo:rsid="000a23d9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officeooo:rsid="000fa488" style:font-style-asian="italic" style:font-style-complex="italic"/>
    </style:style>
    <style:style style:name="T27" style:family="text">
      <style:text-properties fo:language="en" fo:country="US" fo:font-style="italic" officeooo:rsid="000e2db2" style:font-style-asian="italic" style:font-style-complex="italic"/>
    </style:style>
    <style:style style:name="T2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30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31" style:family="text">
      <style:text-properties fo:language="en" fo:country="US" officeooo:rsid="001c1e13"/>
    </style:style>
    <style:style style:name="T32" style:family="text">
      <style:text-properties fo:language="en" fo:country="US" officeooo:rsid="00277a7b"/>
    </style:style>
    <style:style style:name="T33" style:family="text">
      <style:text-properties fo:language="en" fo:country="US" officeooo:rsid="000fa488"/>
    </style:style>
    <style:style style:name="T34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5" style:family="text">
      <style:text-properties fo:language="en" fo:country="US" fo:font-style="normal" officeooo:rsid="004e9f53" style:font-style-asian="normal" style:font-style-complex="normal"/>
    </style:style>
    <style:style style:name="T36" style:family="text">
      <style:text-properties fo:language="en" fo:country="US" officeooo:rsid="007e2b83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7e2b83" style:font-weight-asian="bold" style:font-weight-complex="bold"/>
    </style:style>
    <style:style style:name="T39" style:family="text">
      <style:text-properties fo:font-weight="bold" officeooo:rsid="007f1623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75231" style:font-weight-asian="normal" style:font-weight-complex="normal"/>
    </style:style>
    <style:style style:name="T42" style:family="text">
      <style:text-properties fo:font-weight="normal" officeooo:rsid="000e2db2" style:font-weight-asian="normal" style:font-weight-complex="normal"/>
    </style:style>
    <style:style style:name="T43" style:family="text">
      <style:text-properties fo:font-weight="normal" officeooo:rsid="00119e3d" style:font-weight-asian="normal" style:font-weight-complex="normal"/>
    </style:style>
    <style:style style:name="T44" style:family="text">
      <style:text-properties fo:font-weight="normal" officeooo:rsid="001c1e13" style:font-weight-asian="normal" style:font-weight-complex="normal"/>
    </style:style>
    <style:style style:name="T45" style:family="text">
      <style:text-properties fo:font-weight="normal" officeooo:rsid="0024fe81" style:font-weight-asian="normal" style:font-weight-complex="normal"/>
    </style:style>
    <style:style style:name="T46" style:family="text">
      <style:text-properties fo:font-weight="normal" officeooo:rsid="0026e1c9" style:font-weight-asian="normal" style:font-weight-complex="normal"/>
    </style:style>
    <style:style style:name="T47" style:family="text">
      <style:text-properties fo:font-weight="normal" officeooo:rsid="00373377" style:font-weight-asian="normal" style:font-weight-complex="normal"/>
    </style:style>
    <style:style style:name="T48" style:family="text">
      <style:text-properties fo:font-weight="normal" officeooo:rsid="003c987b" style:font-weight-asian="normal" style:font-weight-complex="normal"/>
    </style:style>
    <style:style style:name="T49" style:family="text">
      <style:text-properties fo:font-weight="normal" officeooo:rsid="00405a53" style:font-weight-asian="normal" style:font-weight-complex="normal"/>
    </style:style>
    <style:style style:name="T50" style:family="text">
      <style:text-properties fo:font-weight="normal" officeooo:rsid="0044bbee" style:font-weight-asian="normal" style:font-weight-complex="normal"/>
    </style:style>
    <style:style style:name="T51" style:family="text">
      <style:text-properties fo:font-weight="normal" officeooo:rsid="00499752" style:font-weight-asian="normal" style:font-weight-complex="normal"/>
    </style:style>
    <style:style style:name="T52" style:family="text">
      <style:text-properties fo:font-weight="normal" officeooo:rsid="004af083" style:font-weight-asian="normal" style:font-weight-complex="normal"/>
    </style:style>
    <style:style style:name="T53" style:family="text">
      <style:text-properties fo:font-weight="normal" officeooo:rsid="005ee05c" style:font-weight-asian="normal" style:font-weight-complex="normal"/>
    </style:style>
    <style:style style:name="T54" style:family="text">
      <style:text-properties fo:font-weight="normal" officeooo:rsid="0061c957" style:font-weight-asian="normal" style:font-weight-complex="normal"/>
    </style:style>
    <style:style style:name="T55" style:family="text">
      <style:text-properties fo:font-weight="normal" officeooo:rsid="0068f4d2" style:font-weight-asian="normal" style:font-weight-complex="normal"/>
    </style:style>
    <style:style style:name="T56" style:family="text">
      <style:text-properties fo:font-weight="normal" officeooo:rsid="007e2b83" style:font-weight-asian="normal" style:font-weight-complex="normal"/>
    </style:style>
    <style:style style:name="T57" style:family="text">
      <style:text-properties fo:font-weight="normal" officeooo:rsid="000936f7" style:font-weight-asian="normal" style:font-weight-complex="normal"/>
    </style:style>
    <style:style style:name="T58" style:family="text">
      <style:text-properties fo:language="ru" fo:country="RU"/>
    </style:style>
    <style:style style:name="T59" style:family="text">
      <style:text-properties fo:language="ru" fo:country="RU" fo:font-weight="normal" style:font-weight-asian="normal" style:font-weight-complex="normal"/>
    </style:style>
    <style:style style:name="T60" style:family="text">
      <style:text-properties fo:language="ru" fo:country="RU" fo:font-weight="normal" officeooo:rsid="000a23d9" style:font-weight-asian="normal" style:font-weight-complex="normal"/>
    </style:style>
    <style:style style:name="T61" style:family="text">
      <style:text-properties fo:language="ru" fo:country="RU" fo:font-weight="normal" officeooo:rsid="00405a53" style:font-weight-asian="normal" style:font-weight-complex="normal"/>
    </style:style>
    <style:style style:name="T62" style:family="text">
      <style:text-properties fo:language="ru" fo:country="RU" fo:font-weight="normal" officeooo:rsid="004af083" style:font-weight-asian="normal" style:font-weight-complex="normal"/>
    </style:style>
    <style:style style:name="T63" style:family="text">
      <style:text-properties fo:language="ru" fo:country="RU" fo:font-weight="normal" officeooo:rsid="006c4f12" style:font-weight-asian="normal" style:font-weight-complex="normal"/>
    </style:style>
    <style:style style:name="T64" style:family="text">
      <style:text-properties fo:language="ru" fo:country="RU" officeooo:rsid="000a23d9"/>
    </style:style>
    <style:style style:name="T65" style:family="text">
      <style:text-properties fo:language="ru" fo:country="RU" officeooo:rsid="000fa488"/>
    </style:style>
    <style:style style:name="T66" style:family="text">
      <style:text-properties fo:language="ru" fo:country="RU" fo:font-style="italic" style:font-style-asian="italic" style:font-style-complex="italic"/>
    </style:style>
    <style:style style:name="T67" style:family="text">
      <style:text-properties fo:language="ru" fo:country="RU" fo:font-style="italic" officeooo:rsid="0015cca3" style:font-style-asian="italic" style:font-style-complex="italic"/>
    </style:style>
    <style:style style:name="T68" style:family="text">
      <style:text-properties fo:language="ru" fo:country="RU" fo:font-style="italic" officeooo:rsid="00798729" style:font-style-asian="italic" style:font-style-complex="italic"/>
    </style:style>
    <style:style style:name="T69" style:family="text">
      <style:text-properties fo:language="ru" fo:country="RU" officeooo:rsid="004e9f53"/>
    </style:style>
    <style:style style:name="T70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71" style:family="text">
      <style:text-properties officeooo:rsid="00075231"/>
    </style:style>
    <style:style style:name="T72" style:family="text">
      <style:text-properties officeooo:rsid="000936f7"/>
    </style:style>
    <style:style style:name="T73" style:family="text">
      <style:text-properties officeooo:rsid="0009839e"/>
    </style:style>
    <style:style style:name="T74" style:family="text">
      <style:text-properties officeooo:rsid="000a23d9"/>
    </style:style>
    <style:style style:name="T75" style:family="text">
      <style:text-properties officeooo:rsid="000a8f9a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09839e" style:font-style-asian="italic" style:font-style-complex="italic"/>
    </style:style>
    <style:style style:name="T78" style:family="text">
      <style:text-properties fo:font-style="italic" officeooo:rsid="000a23d9" style:font-style-asian="italic" style:font-style-complex="italic"/>
    </style:style>
    <style:style style:name="T79" style:family="text">
      <style:text-properties officeooo:rsid="000e2db2"/>
    </style:style>
    <style:style style:name="T80" style:family="text">
      <style:text-properties officeooo:rsid="0012e3fc"/>
    </style:style>
    <style:style style:name="T81" style:family="text">
      <style:text-properties officeooo:rsid="0014ddfe"/>
    </style:style>
    <style:style style:name="T82" style:family="text">
      <style:text-properties officeooo:rsid="0015cca3"/>
    </style:style>
    <style:style style:name="T83" style:family="text">
      <style:text-properties officeooo:rsid="001c1e13"/>
    </style:style>
    <style:style style:name="T84" style:family="text">
      <style:text-properties officeooo:rsid="002a33cb"/>
    </style:style>
    <style:style style:name="T85" style:family="text">
      <style:text-properties officeooo:rsid="002c3563"/>
    </style:style>
    <style:style style:name="T86" style:family="text">
      <style:text-properties officeooo:rsid="002dfd0b"/>
    </style:style>
    <style:style style:name="T87" style:family="text">
      <style:text-properties officeooo:rsid="002dfe3e"/>
    </style:style>
    <style:style style:name="T88" style:family="text">
      <style:text-properties officeooo:rsid="003c987b"/>
    </style:style>
    <style:style style:name="T89" style:family="text">
      <style:text-properties officeooo:rsid="00405a53"/>
    </style:style>
    <style:style style:name="T90" style:family="text">
      <style:text-properties officeooo:rsid="004af083"/>
    </style:style>
    <style:style style:name="T91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92" style:family="text">
      <style:text-properties fo:font-style="normal" officeooo:rsid="004e9f53" style:font-style-asian="normal" style:font-style-complex="normal"/>
    </style:style>
    <style:style style:name="T93" style:family="text">
      <style:text-properties officeooo:rsid="000fa488"/>
    </style:style>
    <style:style style:name="T94" style:family="text">
      <style:text-properties officeooo:rsid="005d1c99"/>
    </style:style>
    <style:style style:name="T95" style:family="text">
      <style:text-properties officeooo:rsid="006014a5"/>
    </style:style>
    <style:style style:name="T96" style:family="text">
      <style:text-properties officeooo:rsid="004e9f53"/>
    </style:style>
    <style:style style:name="T97" style:family="text">
      <style:text-properties officeooo:rsid="007c38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<text:tab/>IOT<text:span text:style-name="T85">V</text:span>_<text:span text:style-name="T84">SH </text:span><text:span text:style-name="T85">(server host)</text:span> <text:span text:style-name="T59">протокол</text:span></text:p>
      <text:p text:style-name="P38"/>
      <text:p text:style-name="P1"><text:span text:style-name="T40">Байт заголовка </text:span><text:span text:style-name="T45">(описание бит</text:span><text:span text:style-name="T46">ов</text:span><text:span text:style-name="T45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94429107041536">
          <table:table-cell table:style-name="Таблица1.A1" office:value-type="string">
            <text:p text:style-name="P14">Биты</text:p>
          </table:table-cell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4">1</text:p>
          </table:table-cell>
          <table:table-cell table:style-name="Таблица1.I1" office:value-type="string">
            <text:p text:style-name="P14">0</text:p>
          </table:table-cell>
        </table:table-row>
        <table:table-row table:style-name="TableLine94429107516784">
          <table:table-cell table:style-name="Таблица1.A2" office:value-type="string">
            <text:p text:style-name="P14">Имя бита</text:p>
          </table:table-cell>
          <table:table-cell table:style-name="Таблица1.A2" table:number-columns-spanned="4" office:value-type="string">
            <text:p text:style-name="P95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139">S</text:p>
          </table:table-cell>
          <table:table-cell table:style-name="Таблица1.A2" office:value-type="string">
            <text:p text:style-name="P120"><text:span text:style-name="T83">query/</text:span>response</text:p>
          </table:table-cell>
          <table:table-cell table:style-name="Таблица1.A2" office:value-type="string">
            <text:p text:style-name="P120">RW</text:p>
          </table:table-cell>
          <table:table-cell table:style-name="Таблица1.I2" office:value-type="string">
            <text:p text:style-name="P120">WAY</text:p>
          </table:table-cell>
        </table:table-row>
      </table:table>
      <text:p text:style-name="P54"/>
      <text:p text:style-name="P92">WAY<text:span text:style-name="T40">: </text:span><text:span text:style-name="T59">бит запроса </text:span>Who are you <text:span text:style-name="T59">(идентификация устройства)</text:span></text:p>
      <text:p text:style-name="P54">RW: <text:span text:style-name="T44">бит чтения/записи. 0 –</text:span><text:span text:style-name="T15"> </text:span><text:span text:style-name="T31">W</text:span><text:span text:style-name="T15">.</text:span><text:span text:style-name="T44"> 1 –</text:span><text:span text:style-name="T31"> R</text:span><text:span text:style-name="T15">.</text:span><text:span text:style-name="T31"> </text:span></text:p>
      <text:p text:style-name="P54"><text:span text:style-name="T31">query/response: </text:span><text:span text:style-name="T44">бит запрос/ответ. 0 –</text:span><text:span text:style-name="T15"> </text:span><text:span text:style-name="T44">запрос</text:span><text:span text:style-name="T15">.</text:span><text:span text:style-name="T44"> 1 –</text:span><text:span text:style-name="T31"> </text:span><text:span text:style-name="T44">ответ</text:span><text:span text:style-name="T15">.</text:span><text:span text:style-name="T31"> </text:span></text:p>
      <text:p text:style-name="P56"><text:span text:style-name="T36">S</text:span><text:span text:style-name="T15"> – </text:span><text:span text:style-name="T40">бит </text:span><text:span text:style-name="T56">состояния</text:span><text:span text:style-name="T40">. </text:span></text:p>
      <text:p text:style-name="P96">[ch3:ch0] –<text:span text:style-name="T40"> </text:span><text:span text:style-name="T62">биты номера канала чтения/записи.</text:span></text:p>
      <text:p text:style-name="P32"/>
      <text:p text:style-name="P32">Типы запросов</text:p>
      <text:p text:style-name="P3"><text:span text:style-name="T40">Запрос </text:span><text:span text:style-name="T2">WAY </text:span><text:span text:style-name="T41">(</text:span><text:span text:style-name="T43">1 Байт</text:span><text:span text:style-name="T41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94429107531152">
          <table:table-cell table:style-name="Таблица3.A1" office:value-type="string">
            <text:p text:style-name="P47">0</text:p>
          </table:table-cell>
          <table:table-cell table:style-name="Таблица3.A1" office:value-type="string">
            <text:p text:style-name="P47">0</text:p>
          </table:table-cell>
          <table:table-cell table:style-name="Таблица3.A1" office:value-type="string">
            <text:p text:style-name="P47">0</text:p>
          </table:table-cell>
          <table:table-cell table:style-name="Таблица3.D1" office:value-type="string">
            <text:p text:style-name="P47">0</text:p>
          </table:table-cell>
          <table:table-cell table:style-name="Таблица3.A1" office:value-type="string">
            <text:p text:style-name="P47">0</text:p>
          </table:table-cell>
          <table:table-cell table:style-name="Таблица3.A1" office:value-type="string">
            <text:p text:style-name="P46">0</text:p>
          </table:table-cell>
          <table:table-cell table:style-name="Таблица3.A1" office:value-type="string">
            <text:p text:style-name="P47">0</text:p>
          </table:table-cell>
          <table:table-cell table:style-name="Таблица3.D1" office:value-type="string">
            <text:p text:style-name="P46">1</text:p>
          </table:table-cell>
        </table:table-row>
      </table:table>
      <text:p text:style-name="P4"/>
      <text:p text:style-name="P3">Запрос <text:span text:style-name="T2">READ </text:span><text:span text:style-name="T41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94429107540640">
          <table:table-cell table:style-name="Таблица4.A1" office:value-type="string">
            <text:p text:style-name="P94">ch3</text:p>
          </table:table-cell>
          <table:table-cell table:style-name="Таблица4.A1" office:value-type="string">
            <text:p text:style-name="P94">ch2</text:p>
          </table:table-cell>
          <table:table-cell table:style-name="Таблица4.A1" office:value-type="string">
            <text:p text:style-name="P94">ch1</text:p>
          </table:table-cell>
          <table:table-cell table:style-name="Таблица4.D1" office:value-type="string">
            <text:p text:style-name="P94">ch0</text:p>
          </table:table-cell>
          <table:table-cell table:style-name="Таблица4.A1" office:value-type="string">
            <text:p text:style-name="P140">0</text:p>
          </table:table-cell>
          <table:table-cell table:style-name="Таблица4.A1" office:value-type="string">
            <text:p text:style-name="P16">0</text:p>
          </table:table-cell>
          <table:table-cell table:style-name="Таблица4.A1" office:value-type="string">
            <text:p text:style-name="P80">1</text:p>
          </table:table-cell>
          <table:table-cell table:style-name="Таблица4.D1" office:value-type="string">
            <text:p text:style-name="P80">0</text:p>
          </table:table-cell>
        </table:table-row>
      </table:table>
      <text:p text:style-name="P69"/>
      <text:p text:style-name="P5">Запрос <text:span text:style-name="T3">WRI</text:span><text:span text:style-name="T4">T</text:span><text:span text:style-name="T3">E </text:span><text:span text:style-name="T41">(</text:span><text:span text:style-name="T42">3</text:span><text:span text:style-name="T41"> Байт</text:span><text:span text:style-name="T42">а + </text:span><text:span text:style-name="T14">N </text:span><text:span text:style-name="T42">Байт</text:span><text:span text:style-name="T41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94429107538016">
          <table:table-cell table:style-name="Таблица6.A1" office:value-type="string">
            <text:p text:style-name="P94">ch3</text:p>
          </table:table-cell>
          <table:table-cell table:style-name="Таблица6.A1" office:value-type="string">
            <text:p text:style-name="P94">ch2</text:p>
          </table:table-cell>
          <table:table-cell table:style-name="Таблица6.A1" office:value-type="string">
            <text:p text:style-name="P94">ch1</text:p>
          </table:table-cell>
          <table:table-cell table:style-name="Таблица6.D1" office:value-type="string">
            <text:p text:style-name="P94">ch0</text:p>
          </table:table-cell>
          <table:table-cell table:style-name="Таблица6.A1" office:value-type="string">
            <text:p text:style-name="P140">0</text:p>
          </table:table-cell>
          <table:table-cell table:style-name="Таблица6.A1" office:value-type="string">
            <text:p text:style-name="P17">0</text:p>
          </table:table-cell>
          <table:table-cell table:style-name="Таблица6.A1" office:value-type="string">
            <text:p text:style-name="P83">0</text:p>
          </table:table-cell>
          <table:table-cell table:style-name="Таблица6.D1" office:value-type="string">
            <text:p text:style-name="P81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94429107721696">
          <table:table-cell table:style-name="Таблица10.A1" office:value-type="string">
            <text:p text:style-name="P23">Длина данных для записи (<text:span text:style-name="T2">MSB</text:span><text:span text:style-name="T1">) </text:span><text:span text:style-name="T80">(8 бит)</text:span></text:p>
          </table:table-cell>
          <table:table-cell table:style-name="Таблица10.B1" office:value-type="string">
            <text:p text:style-name="P24">Длина данных для записи (<text:span text:style-name="T2">LSB</text:span><text:span text:style-name="T1">) </text:span><text:span text:style-name="T80">(8 бит)</text:span></text:p>
          </table:table-cell>
        </table:table-row>
        <table:table-row table:style-name="TableLine94429107738832">
          <table:table-cell table:style-name="Таблица10.A2" table:number-columns-spanned="2" office:value-type="string">
            <text:p text:style-name="P63">…<text:span text:style-name="T58"> </text:span><text:span text:style-name="T65">Кол-во байт, согласно </text:span><text:span text:style-name="T58"><text:s/></text:span><text:span text:style-name="T66">«Длина данных для записи </text:span><text:span text:style-name="T28">MSB</text:span><text:span text:style-name="T25"> </text:span><text:span text:style-name="T26">| </text:span><text:span text:style-name="T29">LSB</text:span><text:span text:style-name="T66">»</text:span><text:span text:style-name="T65"> </text:span>… </text:p>
          </table:table-cell>
          <table:covered-table-cell/>
        </table:table-row>
      </table:table>
      <text:p text:style-name="P128"/>
      <text:p text:style-name="P129"><text:span text:style-name="T40">Запрос </text:span><text:span text:style-name="T38">PING</text:span><text:span text:style-name="T2"> </text:span><text:span text:style-name="T41">(</text:span><text:span text:style-name="T43">1 Байт</text:span><text:span text:style-name="T41">)</text:span><text:span text:style-name="T12">: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Line94429056182160">
          <table:table-cell table:style-name="Table1.A1" office:value-type="string">
            <text:p text:style-name="P133">0</text:p>
          </table:table-cell>
          <table:table-cell table:style-name="Table1.A1" office:value-type="string">
            <text:p text:style-name="P133">0</text:p>
          </table:table-cell>
          <table:table-cell table:style-name="Table1.A1" office:value-type="string">
            <text:p text:style-name="P133">0</text:p>
          </table:table-cell>
          <table:table-cell table:style-name="Table1.D1" office:value-type="string">
            <text:p text:style-name="P133">0</text:p>
          </table:table-cell>
          <table:table-cell table:style-name="Table1.A1" office:value-type="string">
            <text:p text:style-name="P136">1</text:p>
          </table:table-cell>
          <table:table-cell table:style-name="Table1.A1" office:value-type="string">
            <text:p text:style-name="P135">0</text:p>
          </table:table-cell>
          <table:table-cell table:style-name="Table1.A1" office:value-type="string">
            <text:p text:style-name="P133">0</text:p>
          </table:table-cell>
          <table:table-cell table:style-name="Table1.D1" office:value-type="string">
            <text:p text:style-name="P136">0</text:p>
          </table:table-cell>
        </table:table-row>
      </table:table>
      <text:p text:style-name="P129"/>
      <text:p text:style-name="P57"/>
      <text:p text:style-name="P32">Типы <text:span text:style-name="T71">ответов</text:span></text:p>
      <text:p text:style-name="P34"><text:span text:style-name="T72">Ответ</text:span> <text:span text:style-name="T2">WAY </text:span><text:span text:style-name="T71">(</text:span><text:span text:style-name="T73">5</text:span><text:span text:style-name="T71"> Байт </text:span><text:span text:style-name="T73">+ </text:span><text:span text:style-name="T6">N</text:span><text:span text:style-name="T23"> </text:span><text:span text:style-name="T73">Байт</text:span><text:span text:style-name="T71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94429107531440">
          <table:table-cell table:style-name="Таблица7.A1" office:value-type="string">
            <text:p text:style-name="P49">0</text:p>
          </table:table-cell>
          <table:table-cell table:style-name="Таблица7.A1" office:value-type="string">
            <text:p text:style-name="P49">0</text:p>
          </table:table-cell>
          <table:table-cell table:style-name="Таблица7.A1" office:value-type="string">
            <text:p text:style-name="P49">0</text:p>
          </table:table-cell>
          <table:table-cell table:style-name="Таблица7.D1" office:value-type="string">
            <text:p text:style-name="P49">0</text:p>
          </table:table-cell>
          <table:table-cell table:style-name="Таблица7.A1" office:value-type="string">
            <text:p text:style-name="P49">0</text:p>
          </table:table-cell>
          <table:table-cell table:style-name="Таблица7.A1" office:value-type="string">
            <text:p text:style-name="P42">1</text:p>
          </table:table-cell>
          <table:table-cell table:style-name="Таблица7.A1" office:value-type="string">
            <text:p text:style-name="P49">0</text:p>
          </table:table-cell>
          <table:table-cell table:style-name="Таблица7.D1" office:value-type="string">
            <text:p text:style-name="P42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94429107743616">
          <table:table-cell table:style-name="Таблица8.A1" table:number-columns-spanned="2" office:value-type="string">
            <text:p text:style-name="P60"><text:span text:style-name="T37">ID</text:span> <text:span text:style-name="T74">(</text:span><text:span text:style-name="T64">8 бит)</text:span></text:p>
          </table:table-cell>
          <table:covered-table-cell/>
          <table:table-cell table:style-name="Таблица8.A1" table:number-columns-spanned="2" office:value-type="string">
            <text:p text:style-name="P61"><text:span text:style-name="T58">Длина </text:span><text:span text:style-name="T59">описания (</text:span><text:span text:style-name="T2">MSB</text:span><text:span text:style-name="T12">) </text:span></text:p>
            <text:p text:style-name="P61"><text:span text:style-name="T13">(</text:span><text:span text:style-name="T60">8 бит)</text:span></text:p>
          </table:table-cell>
          <table:covered-table-cell/>
          <table:table-cell table:style-name="Таблица8.A1" office:value-type="string">
            <text:p text:style-name="P60"><text:span text:style-name="T58">Длина описания (</text:span><text:span text:style-name="T2">LSB</text:span><text:span text:style-name="T1">)</text:span></text:p>
            <text:p text:style-name="P61"><text:span text:style-name="T24">(</text:span><text:span text:style-name="T64">8 бит)</text:span></text:p>
          </table:table-cell>
          <table:table-cell table:style-name="Таблица8.A1" office:value-type="string">
            <text:p text:style-name="P20">Кол-во каналов чтения</text:p>
            <text:p text:style-name="P28">(4 бита)</text:p>
          </table:table-cell>
          <table:table-cell table:style-name="Таблица8.G1" office:value-type="string">
            <text:p text:style-name="P20">Кол-во каналов записи</text:p>
            <text:p text:style-name="P28">(4 бита)</text:p>
          </table:table-cell>
        </table:table-row>
        <table:table-row table:style-name="TableLine94429107770416">
          <table:table-cell table:style-name="Таблица8.A2" table:number-columns-spanned="7" office:value-type="string">
            <text:p text:style-name="P41"><text:span text:style-name="T75">… Количество байт описания, согласно «</text:span><text:span text:style-name="T76">Длина описания </text:span><text:span text:style-name="T30">MSB</text:span><text:span text:style-name="T27"> </text:span><text:span text:style-name="T26">| </text:span><text:span text:style-name="T29">LSB</text:span><text:span text:style-name="T75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29107771456">
          <table:table-cell table:style-name="Таблица8.A3" office:value-type="string">
            <text:p text:style-name="P124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44">Тип данных (<text:span text:style-name="T97">1</text:span> бит)</text:p>
          </table:table-cell>
          <table:covered-table-cell/>
          <table:table-cell table:style-name="Таблица8.A2" table:number-columns-spanned="4" office:value-type="string">
            <text:p text:style-name="P124">Кол-во каналов, согласно «<text:span text:style-name="T77">Кол-во каналов чтения </text:span><text:span text:style-name="T78">(4 бита)</text:span>»</text:p>
          </table:table-cell>
          <table:covered-table-cell/>
          <table:covered-table-cell/>
          <table:covered-table-cell/>
        </table:table-row>
        <table:table-row table:style-name="TableLine94429107773536">
          <table:table-cell table:style-name="Таблица8.A3" office:value-type="string">
            <text:p text:style-name="P124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44">Тип данных (<text:span text:style-name="T97">1</text:span> бит)</text:p>
          </table:table-cell>
          <table:covered-table-cell/>
          <table:table-cell table:style-name="Таблица8.A2" table:number-columns-spanned="4" office:value-type="string">
            <text:p text:style-name="P124">Кол-во каналов, согласно «<text:span text:style-name="T77">Кол-во каналов </text:span><text:span text:style-name="T76">записи</text:span><text:span text:style-name="T77"> </text:span><text:span text:style-name="T78">(4 бита)</text:span>»</text:p>
          </table:table-cell>
          <table:covered-table-cell/>
          <table:covered-table-cell/>
          <table:covered-table-cell/>
        </table:table-row>
      </table:table>
      <text:p text:style-name="P37"/>
      <text:p text:style-name="P35"><text:span text:style-name="T72">Ответ </text:span><text:span text:style-name="T4">READ</text:span><text:span text:style-name="T2"> </text:span><text:span text:style-name="T21">(</text:span><text:span text:style-name="T81">3</text:span><text:span text:style-name="T21"> </text:span><text:span text:style-name="T71">Байт</text:span><text:span text:style-name="T79">а</text:span><text:span text:style-name="T71"> </text:span><text:span text:style-name="T22">+ </text:span><text:span text:style-name="T5">N</text:span><text:span text:style-name="T22"> </text:span><text:span text:style-name="T72">Байт</text:span><text:span text:style-name="T21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94429107749792">
          <table:table-cell table:style-name="Таблица2.A1" office:value-type="string">
            <text:p text:style-name="P94">ch3</text:p>
          </table:table-cell>
          <table:table-cell table:style-name="Таблица2.A1" office:value-type="string">
            <text:p text:style-name="P94">ch2</text:p>
          </table:table-cell>
          <table:table-cell table:style-name="Таблица2.A1" office:value-type="string">
            <text:p text:style-name="P94">ch1</text:p>
          </table:table-cell>
          <table:table-cell table:style-name="Таблица2.D1" office:value-type="string">
            <text:p text:style-name="P94">ch0</text:p>
          </table:table-cell>
          <table:table-cell table:style-name="Таблица2.A1" office:value-type="string">
            <text:p text:style-name="P91">Z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82">1</text:p>
          </table:table-cell>
          <table:table-cell table:style-name="Таблица2.D1" office:value-type="string">
            <text:p text:style-name="P82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94429107788096">
          <table:table-cell table:style-name="Таблица11.A1" office:value-type="string">
            <text:p text:style-name="P25">Длина данных для <text:span text:style-name="T82">чтения</text:span> (<text:span text:style-name="T2">MSB</text:span><text:span text:style-name="T1">) </text:span><text:span text:style-name="T80">(8 бит)</text:span></text:p>
          </table:table-cell>
          <table:table-cell table:style-name="Таблица11.B1" office:value-type="string">
            <text:p text:style-name="P26">Длина данных для <text:span text:style-name="T82">чтения</text:span> (<text:span text:style-name="T2">LSB</text:span><text:span text:style-name="T1">) </text:span><text:span text:style-name="T80">(8 бит)</text:span></text:p>
          </table:table-cell>
        </table:table-row>
        <table:table-row table:style-name="TableLine94429107794240">
          <table:table-cell table:style-name="Таблица11.A2" table:number-columns-spanned="2" office:value-type="string">
            <text:p text:style-name="P64">…<text:span text:style-name="T58"> </text:span><text:span text:style-name="T65">Кол-во байт, согласно </text:span><text:span text:style-name="T58"><text:s/></text:span><text:span text:style-name="T66">«Длина данных для </text:span><text:span text:style-name="T67">чтения</text:span><text:span text:style-name="T66"> </text:span><text:span text:style-name="T28">MSB</text:span><text:span text:style-name="T25"> </text:span><text:span text:style-name="T26">| </text:span><text:span text:style-name="T29">LSB</text:span><text:span text:style-name="T66">»</text:span><text:span text:style-name="T65"> </text:span>… </text:p>
          </table:table-cell>
          <table:covered-table-cell/>
        </table:table-row>
      </table:table>
      <text:p text:style-name="P40"/>
      <text:p text:style-name="P34"><text:span text:style-name="T72">Ответ </text:span><text:span text:style-name="T4">WRITE</text:span><text:span text:style-name="T2"> </text:span><text:span text:style-name="T21">(</text:span><text:span text:style-name="T32">1</text:span><text:span text:style-name="T21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94429107757104">
          <table:table-cell table:style-name="Таблица5.A1" office:value-type="string">
            <text:p text:style-name="P94">ch3</text:p>
          </table:table-cell>
          <table:table-cell table:style-name="Таблица5.A1" office:value-type="string">
            <text:p text:style-name="P94">ch2</text:p>
          </table:table-cell>
          <table:table-cell table:style-name="Таблица5.A1" office:value-type="string">
            <text:p text:style-name="P94">ch1</text:p>
          </table:table-cell>
          <table:table-cell table:style-name="Таблица5.D1" office:value-type="string">
            <text:p text:style-name="P94">ch0</text:p>
          </table:table-cell>
          <table:table-cell table:style-name="Таблица5.A1" office:value-type="string">
            <text:p text:style-name="P91">Z</text:p>
          </table:table-cell>
          <table:table-cell table:style-name="Таблица5.A1" office:value-type="string">
            <text:p text:style-name="P22">1</text:p>
          </table:table-cell>
          <table:table-cell table:style-name="Таблица5.A1" office:value-type="string">
            <text:p text:style-name="P84">0</text:p>
          </table:table-cell>
          <table:table-cell table:style-name="Таблица5.D1" office:value-type="string">
            <text:p text:style-name="P82">0</text:p>
          </table:table-cell>
        </table:table-row>
      </table:table>
      <text:p text:style-name="P131"/>
      <text:p text:style-name="P130"><text:span text:style-name="T57">Ответ</text:span><text:span text:style-name="T40"> </text:span><text:span text:style-name="T39">PONG</text:span><text:span text:style-name="T2"> </text:span><text:span text:style-name="T41">(</text:span><text:span text:style-name="T43">1 Байт</text:span><text:span text:style-name="T41">)</text:span><text:span text:style-name="T12">:</text:span></text:p>
      <table:table table:name="Table2" table:style-name="Table2">
        <table:table-column table:style-name="Table2.A" table:number-columns-repeated="7"/>
        <table:table-column table:style-name="Table2.H"/>
        <table:table-row table:style-name="TableLine94429111347440">
          <table:table-cell table:style-name="Table2.A1" office:value-type="string">
            <text:p text:style-name="P134">0</text:p>
          </table:table-cell>
          <table:table-cell table:style-name="Table2.A1" office:value-type="string">
            <text:p text:style-name="P134">0</text:p>
          </table:table-cell>
          <table:table-cell table:style-name="Table2.A1" office:value-type="string">
            <text:p text:style-name="P134">0</text:p>
          </table:table-cell>
          <table:table-cell table:style-name="Table2.D1" office:value-type="string">
            <text:p text:style-name="P134">0</text:p>
          </table:table-cell>
          <table:table-cell table:style-name="Table2.A1" office:value-type="string">
            <text:p text:style-name="P137">1</text:p>
          </table:table-cell>
          <table:table-cell table:style-name="Table2.A1" office:value-type="string">
            <text:p text:style-name="P138">1</text:p>
          </table:table-cell>
          <table:table-cell table:style-name="Table2.A1" office:value-type="string">
            <text:p text:style-name="P134">0</text:p>
          </table:table-cell>
          <table:table-cell table:style-name="Table2.D1" office:value-type="string">
            <text:p text:style-name="P137">0</text:p>
          </table:table-cell>
        </table:table-row>
      </table:table>
      <text:p text:style-name="P132"/>
      <text:p text:style-name="P123">IOT<text:span text:style-name="T85">V</text:span>_<text:span text:style-name="T86">S</text:span><text:span text:style-name="T87">C</text:span><text:span text:style-name="T84"> </text:span><text:span text:style-name="T85">(</text:span><text:span text:style-name="T86">server client</text:span><text:span text:style-name="T87">)</text:span> <text:span text:style-name="T59">протокол</text:span></text:p>
      <text:p text:style-name="P39"/>
      <text:p text:style-name="P2"><text:span text:style-name="T40">Байт заголовка </text:span><text:span text:style-name="T45">(описание бит</text:span><text:span text:style-name="T46">ов</text:span><text:span text:style-name="T45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94429107797872">
          <table:table-cell table:style-name="Таблица9.A1" office:value-type="string">
            <text:p text:style-name="P15">Биты</text:p>
          </table:table-cell>
          <table:table-cell table:style-name="Таблица9.A1" office:value-type="string">
            <text:p text:style-name="P15">7</text:p>
          </table:table-cell>
          <table:table-cell table:style-name="Таблица9.A1" office:value-type="string">
            <text:p text:style-name="P15">6</text:p>
          </table:table-cell>
          <table:table-cell table:style-name="Таблица9.A1" office:value-type="string">
            <text:p text:style-name="P15">5</text:p>
          </table:table-cell>
          <table:table-cell table:style-name="Таблица9.A1" office:value-type="string">
            <text:p text:style-name="P15">4</text:p>
          </table:table-cell>
          <table:table-cell table:style-name="Таблица9.A1" office:value-type="string">
            <text:p text:style-name="P15">3</text:p>
          </table:table-cell>
          <table:table-cell table:style-name="Таблица9.A1" office:value-type="string">
            <text:p text:style-name="P15">2</text:p>
          </table:table-cell>
          <table:table-cell table:style-name="Таблица9.A1" office:value-type="string">
            <text:p text:style-name="P15">1</text:p>
          </table:table-cell>
          <table:table-cell table:style-name="Таблица9.I1" office:value-type="string">
            <text:p text:style-name="P15">0</text:p>
          </table:table-cell>
        </table:table-row>
        <table:table-row table:style-name="TableLine94429107436384">
          <table:table-cell table:style-name="Таблица9.A2" office:value-type="string">
            <text:p text:style-name="P15">Имя бита</text:p>
          </table:table-cell>
          <table:table-cell table:style-name="Таблица9.A2" table:number-columns-spanned="5" office:value-type="string">
            <text:p text:style-name="P98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21"><text:span text:style-name="T83">query/</text:span>response</text:p>
          </table:table-cell>
          <table:table-cell table:style-name="Таблица9.A2" office:value-type="string">
            <text:p text:style-name="P121">RW</text:p>
          </table:table-cell>
          <table:table-cell table:style-name="Таблица9.I2" office:value-type="string">
            <text:p text:style-name="P112">Device</text:p>
          </table:table-cell>
        </table:table-row>
      </table:table>
      <text:p text:style-name="P55"/>
      <text:p text:style-name="P93"><text:span text:style-name="T89">Device</text:span><text:span text:style-name="T40">: </text:span><text:span text:style-name="T59">бит </text:span><text:span text:style-name="T61">выбора действия с устройством.</text:span><text:span text:style-name="T40"> </text:span><text:span text:style-name="T51">1</text:span><text:span text:style-name="T49"> – </text:span><text:span text:style-name="T61">запрос списка всех устройств</text:span><text:span text:style-name="T49">. </text:span><text:span text:style-name="T51">0</text:span><text:span text:style-name="T61"> — работа с одним устройством.</text:span></text:p>
      <text:p text:style-name="P55">RW: <text:span text:style-name="T44">бит чтения/записи. 0 –</text:span><text:span text:style-name="T15"> </text:span><text:span text:style-name="T31">W</text:span><text:span text:style-name="T15">.</text:span><text:span text:style-name="T44"> 1 –</text:span><text:span text:style-name="T31"> R</text:span><text:span text:style-name="T15">.</text:span><text:span text:style-name="T31"> </text:span></text:p>
      <text:p text:style-name="P55"><text:span text:style-name="T31">query/response: </text:span><text:span text:style-name="T44">бит запрос/ответ. 0 –</text:span><text:span text:style-name="T15"> </text:span><text:span text:style-name="T44">запрос</text:span><text:span text:style-name="T15">.</text:span><text:span text:style-name="T44"> 1 –</text:span><text:span text:style-name="T31"> </text:span><text:span text:style-name="T44">ответ</text:span><text:span text:style-name="T15">.</text:span><text:span text:style-name="T31"> </text:span></text:p>
      <text:p text:style-name="P99"><text:span text:style-name="T88">[NL4:NL0]</text:span><text:span text:style-name="T48"> –</text:span><text:span text:style-name="T88"> </text:span><text:span text:style-name="T59">длина имени устройства.</text:span></text:p>
      <text:p text:style-name="P97"><text:span text:style-name="T58">[ch3:ch0]</text:span><text:span text:style-name="T59"> – </text:span><text:span text:style-name="T62">биты номера канала чтения/записи.</text:span></text:p>
      <text:p text:style-name="P104"><text:span text:style-name="T90">S</text:span><text:span text:style-name="T52"> – </text:span><text:span text:style-name="T59">состояние устройства. 0 — нет соединения. 1 — соединение установлено</text:span></text:p>
      <text:p text:style-name="P111">[C7-C0] –<text:span text:style-name="T40"> </text:span><text:span text:style-name="T59">количество </text:span><text:span text:style-name="T63">устройств</text:span><text:span text:style-name="T59"> в ответе </text:span>Device_List</text:p>
      <text:p text:style-name="P114">X – <text:span text:style-name="T59">не проверяемый бит.</text:span></text:p>
      <text:p text:style-name="P53"/>
      <text:p text:style-name="P33"/>
      <text:p text:style-name="P33">Типы запросов</text:p>
      <text:p text:style-name="P6"><text:span text:style-name="T40">Запрос </text:span><text:span text:style-name="T7">Device_List</text:span><text:span text:style-name="T2"> </text:span><text:span text:style-name="T41">(</text:span><text:span text:style-name="T43">1 Байт</text:span><text:span text:style-name="T41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94429107813792">
          <table:table-cell table:style-name="Таблица12.A1" office:value-type="string">
            <text:p text:style-name="P47">0</text:p>
          </table:table-cell>
          <table:table-cell table:style-name="Таблица12.A1" office:value-type="string">
            <text:p text:style-name="P47">0</text:p>
          </table:table-cell>
          <table:table-cell table:style-name="Таблица12.A1" office:value-type="string">
            <text:p text:style-name="P47">0</text:p>
          </table:table-cell>
          <table:table-cell table:style-name="Таблица12.A1" office:value-type="string">
            <text:p text:style-name="P47">0</text:p>
          </table:table-cell>
          <table:table-cell table:style-name="Таблица12.E1" office:value-type="string">
            <text:p text:style-name="P47">0</text:p>
          </table:table-cell>
          <table:table-cell table:style-name="Таблица12.A1" office:value-type="string">
            <text:p text:style-name="P71">0</text:p>
          </table:table-cell>
          <table:table-cell table:style-name="Таблица12.E1" office:value-type="string">
            <text:p text:style-name="P47">0</text:p>
          </table:table-cell>
          <table:table-cell table:style-name="Таблица12.E1" office:value-type="string">
            <text:p text:style-name="P72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41">(</text:span><text:span text:style-name="T50">2</text:span><text:span text:style-name="T41"> Байт </text:span><text:span text:style-name="T42">+ </text:span><text:span text:style-name="T14">N </text:span><text:span text:style-name="T42">Байт</text:span><text:span text:style-name="T41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94429107833616">
          <table:table-cell table:style-name="Таблица13.A1" office:value-type="string">
            <text:p text:style-name="P100">NL4</text:p>
          </table:table-cell>
          <table:table-cell table:style-name="Таблица13.A1" office:value-type="string">
            <text:p text:style-name="P100">NL3</text:p>
          </table:table-cell>
          <table:table-cell table:style-name="Таблица13.A1" office:value-type="string">
            <text:p text:style-name="P100">NL2</text:p>
          </table:table-cell>
          <table:table-cell table:style-name="Таблица13.D1" office:value-type="string">
            <text:p text:style-name="P100">NL1</text:p>
          </table:table-cell>
          <table:table-cell table:style-name="Таблица13.A1" office:value-type="string">
            <text:p text:style-name="P100">NL0</text:p>
          </table:table-cell>
          <table:table-cell table:style-name="Таблица13.A1" office:value-type="string">
            <text:p text:style-name="P18">0</text:p>
          </table:table-cell>
          <table:table-cell table:style-name="Таблица13.A1" office:value-type="string">
            <text:p text:style-name="P30">0</text:p>
          </table:table-cell>
          <table:table-cell table:style-name="Таблица13.D1" office:value-type="string">
            <text:p text:style-name="P85">0</text:p>
          </table:table-cell>
        </table:table-row>
        <table:table-row table:style-name="TableLine94429107862928">
          <table:table-cell table:style-name="Таблица13.A2" office:value-type="string">
            <text:p text:style-name="P115">X</text:p>
          </table:table-cell>
          <table:table-cell table:style-name="Таблица13.A2" office:value-type="string">
            <text:p text:style-name="P115">X</text:p>
          </table:table-cell>
          <table:table-cell table:style-name="Таблица13.A2" office:value-type="string">
            <text:p text:style-name="P115">X</text:p>
          </table:table-cell>
          <table:table-cell table:style-name="Таблица13.A2" office:value-type="string">
            <text:p text:style-name="P50">1</text:p>
          </table:table-cell>
          <table:table-cell table:style-name="Таблица13.A2" office:value-type="string">
            <text:p text:style-name="P115">X</text:p>
          </table:table-cell>
          <table:table-cell table:style-name="Таблица13.A2" office:value-type="string">
            <text:p text:style-name="P115">X</text:p>
          </table:table-cell>
          <table:table-cell table:style-name="Таблица13.A2" office:value-type="string">
            <text:p text:style-name="P115">X</text:p>
          </table:table-cell>
          <table:table-cell table:style-name="Таблица13.H2" office:value-type="string">
            <text:p text:style-name="P115">X</text:p>
          </table:table-cell>
        </table:table-row>
        <table:table-row table:style-name="TableLine94429107864464">
          <table:table-cell table:style-name="Таблица13.A3" table:number-columns-spanned="8" office:value-type="string">
            <text:p text:style-name="P77">…<text:span text:style-name="T58"> </text:span><text:span text:style-name="T69">Имя устройства.</text:span><text:span text:style-name="T58"> </text:span><text:span text:style-name="T65">Кол-во байт, согласно</text:span><text:span text:style-name="T93"> </text:span><text:s/><text:span text:style-name="T70">N</text:span><text:span text:style-name="T91">L[4:0]</text:span><text:span text:style-name="T93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/>
      <text:p text:style-name="P8">Запрос <text:span text:style-name="T9">Device_Read</text:span><text:span text:style-name="T3"> </text:span><text:span text:style-name="T41">(</text:span><text:span text:style-name="T17">2</text:span><text:span text:style-name="T41"> Байт</text:span><text:span text:style-name="T42">а + </text:span><text:span text:style-name="T14">N </text:span><text:span text:style-name="T42">Байт</text:span><text:span text:style-name="T41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94429107847104">
          <table:table-cell table:style-name="Таблица14.A1" office:value-type="string">
            <text:p text:style-name="P100">NL4</text:p>
          </table:table-cell>
          <table:table-cell table:style-name="Таблица14.A1" office:value-type="string">
            <text:p text:style-name="P100">NL3</text:p>
          </table:table-cell>
          <table:table-cell table:style-name="Таблица14.A1" office:value-type="string">
            <text:p text:style-name="P100">NL2</text:p>
          </table:table-cell>
          <table:table-cell table:style-name="Таблица14.D1" office:value-type="string">
            <text:p text:style-name="P100">NL1</text:p>
          </table:table-cell>
          <table:table-cell table:style-name="Таблица14.A1" office:value-type="string">
            <text:p text:style-name="P100">NL0</text:p>
          </table:table-cell>
          <table:table-cell table:style-name="Таблица14.A1" office:value-type="string">
            <text:p text:style-name="P18">0</text:p>
          </table:table-cell>
          <table:table-cell table:style-name="Таблица14.A1" office:value-type="string">
            <text:p text:style-name="P85">1</text:p>
          </table:table-cell>
          <table:table-cell table:style-name="Таблица14.D1" office:value-type="string">
            <text:p text:style-name="P85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94429107870384">
          <table:table-cell table:style-name="Таблица15.A1" office:value-type="string">
            <text:p text:style-name="P117">X</text:p>
          </table:table-cell>
          <table:table-cell table:style-name="Таблица15.A1" office:value-type="string">
            <text:p text:style-name="P117">X</text:p>
          </table:table-cell>
          <table:table-cell table:style-name="Таблица15.A1" office:value-type="string">
            <text:p text:style-name="P117">X</text:p>
          </table:table-cell>
          <table:table-cell table:style-name="Таблица15.A1" office:value-type="string">
            <text:p text:style-name="P74">0</text:p>
          </table:table-cell>
          <table:table-cell table:style-name="Таблица15.A1" office:value-type="string">
            <text:p text:style-name="P105">ch3</text:p>
          </table:table-cell>
          <table:table-cell table:style-name="Таблица15.A1" office:value-type="string">
            <text:p text:style-name="P105">ch2</text:p>
          </table:table-cell>
          <table:table-cell table:style-name="Таблица15.A1" office:value-type="string">
            <text:p text:style-name="P105">ch1</text:p>
          </table:table-cell>
          <table:table-cell table:style-name="Таблица15.H1" office:value-type="string">
            <text:p text:style-name="P105">ch0</text:p>
          </table:table-cell>
        </table:table-row>
        <table:table-row table:style-name="TableLine94429107890320">
          <table:table-cell table:style-name="Таблица15.A2" table:number-columns-spanned="8" office:value-type="string">
            <text:p text:style-name="P65">…<text:span text:style-name="T58"> </text:span><text:span text:style-name="T69">Имя устройства.</text:span><text:span text:style-name="T58"> </text:span><text:span text:style-name="T65">Кол-во байт, согласно</text:span><text:span text:style-name="T33"> </text:span><text:span text:style-name="T1"><text:s/></text:span><text:span text:style-name="T70">N</text:span><text:span text:style-name="T34">L[4:0]</text:span><text:span text:style-name="T33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9">Запрос <text:span text:style-name="T9">Device_</text:span><text:span text:style-name="T10">WRITE</text:span><text:span text:style-name="T3"> </text:span><text:span text:style-name="T41">(</text:span><text:span text:style-name="T18">4</text:span><text:span text:style-name="T41"> Байт</text:span><text:span text:style-name="T42">а + </text:span><text:span text:style-name="T14">N </text:span><text:span text:style-name="T42">Байт</text:span><text:span text:style-name="T41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94429107875744">
          <table:table-cell table:style-name="Таблица16.A1" office:value-type="string">
            <text:p text:style-name="P101">NL4</text:p>
          </table:table-cell>
          <table:table-cell table:style-name="Таблица16.A1" office:value-type="string">
            <text:p text:style-name="P101">NL3</text:p>
          </table:table-cell>
          <table:table-cell table:style-name="Таблица16.A1" office:value-type="string">
            <text:p text:style-name="P101">NL2</text:p>
          </table:table-cell>
          <table:table-cell table:style-name="Таблица16.D1" office:value-type="string">
            <text:p text:style-name="P101">NL1</text:p>
          </table:table-cell>
          <table:table-cell table:style-name="Таблица16.A1" office:value-type="string">
            <text:p text:style-name="P101">NL0</text:p>
          </table:table-cell>
          <table:table-cell table:style-name="Таблица16.A1" office:value-type="string">
            <text:p text:style-name="P19">0</text:p>
          </table:table-cell>
          <table:table-cell table:style-name="Таблица16.A1" office:value-type="string">
            <text:p text:style-name="P30">0</text:p>
          </table:table-cell>
          <table:table-cell table:style-name="Таблица16.D1" office:value-type="string">
            <text:p text:style-name="P86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94429107895120">
          <table:table-cell table:style-name="Таблица17.A1" office:value-type="string">
            <text:p text:style-name="P116">X</text:p>
          </table:table-cell>
          <table:table-cell table:style-name="Таблица17.A1" office:value-type="string">
            <text:p text:style-name="P116">X</text:p>
          </table:table-cell>
          <table:table-cell table:style-name="Таблица17.A1" office:value-type="string">
            <text:p text:style-name="P116">X</text:p>
          </table:table-cell>
          <table:table-cell table:style-name="Таблица17.A1" office:value-type="string">
            <text:p text:style-name="P75">0</text:p>
          </table:table-cell>
          <table:table-cell table:style-name="Таблица17.A1" office:value-type="string">
            <text:p text:style-name="P106">ch3</text:p>
          </table:table-cell>
          <table:table-cell table:style-name="Таблица17.A1" office:value-type="string">
            <text:p text:style-name="P106">ch2</text:p>
          </table:table-cell>
          <table:table-cell table:style-name="Таблица17.A1" office:value-type="string">
            <text:p text:style-name="P106">ch1</text:p>
          </table:table-cell>
          <table:table-cell table:style-name="Таблица17.H1" office:value-type="string">
            <text:p text:style-name="P106">ch0</text:p>
          </table:table-cell>
        </table:table-row>
        <table:table-row table:style-name="TableLine94429107921920">
          <table:table-cell table:style-name="Таблица17.A1" table:number-columns-spanned="4" office:value-type="string">
            <text:p text:style-name="P25">Длина данных для <text:span text:style-name="T82">чтения</text:span> (<text:span text:style-name="T2">MSB</text:span><text:span text:style-name="T1">) </text:span><text:span text:style-name="T80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26">Длина данных для <text:span text:style-name="T82">чтения</text:span> (<text:span text:style-name="T2">LSB</text:span><text:span text:style-name="T1">) </text:span><text:span text:style-name="T80">(8 бит)</text:span></text:p>
          </table:table-cell>
          <table:covered-table-cell/>
          <table:covered-table-cell/>
          <table:covered-table-cell/>
        </table:table-row>
        <table:table-row table:style-name="TableLine94429107922736">
          <table:table-cell table:style-name="Таблица17.A3" table:number-columns-spanned="8" office:value-type="string">
            <text:p text:style-name="P66">…<text:span text:style-name="T58"> </text:span><text:span text:style-name="T69">Имя устройства.</text:span><text:span text:style-name="T58"> </text:span><text:span text:style-name="T65">Кол-во байт, согласно</text:span><text:span text:style-name="T33"> </text:span><text:span text:style-name="T1"><text:s/></text:span><text:span text:style-name="T70">N</text:span><text:span text:style-name="T34">L[4:0]</text:span><text:span text:style-name="T33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29107923280">
          <table:table-cell table:style-name="Таблица17.H1" table:number-columns-spanned="8" office:value-type="string">
            <text:p text:style-name="P63">…<text:span text:style-name="T58"> </text:span><text:span text:style-name="T65">Кол-во байт, согласно </text:span><text:span text:style-name="T58"><text:s/></text:span><text:span text:style-name="T66">«Длина данных для записи </text:span><text:span text:style-name="T28">MSB</text:span><text:span text:style-name="T25"> </text:span><text:span text:style-name="T26">| </text:span><text:span text:style-name="T29">LSB</text:span><text:span text:style-name="T66">»</text:span><text:span text:style-name="T65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ext:p text:style-name="P58"/>
      <text:p text:style-name="P33">Типы <text:span text:style-name="T71">ответов</text:span></text:p>
      <text:p text:style-name="P12"><text:span text:style-name="T54">Ответ</text:span><text:span text:style-name="T40"> </text:span><text:span text:style-name="T7">Device_List</text:span><text:span text:style-name="T2"> </text:span><text:span text:style-name="T41">(</text:span><text:span text:style-name="T55">2</text:span><text:span text:style-name="T43"> Байт </text:span><text:span text:style-name="T55">+ </text:span><text:span text:style-name="T19">N </text:span><text:span text:style-name="T55">Байт</text:span><text:span text:style-name="T41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94429107900480">
          <table:table-cell table:style-name="Таблица23.A1" office:value-type="string">
            <text:p text:style-name="P48">0</text:p>
          </table:table-cell>
          <table:table-cell table:style-name="Таблица23.A1" office:value-type="string">
            <text:p text:style-name="P48">0</text:p>
          </table:table-cell>
          <table:table-cell table:style-name="Таблица23.A1" office:value-type="string">
            <text:p text:style-name="P48">0</text:p>
          </table:table-cell>
          <table:table-cell table:style-name="Таблица23.A1" office:value-type="string">
            <text:p text:style-name="P48">0</text:p>
          </table:table-cell>
          <table:table-cell table:style-name="Таблица23.E1" office:value-type="string">
            <text:p text:style-name="P48">0</text:p>
          </table:table-cell>
          <table:table-cell table:style-name="Таблица23.A1" office:value-type="string">
            <text:p text:style-name="P52">1</text:p>
          </table:table-cell>
          <table:table-cell table:style-name="Таблица23.E1" office:value-type="string">
            <text:p text:style-name="P48">0</text:p>
          </table:table-cell>
          <table:table-cell table:style-name="Таблица23.E1" office:value-type="string">
            <text:p text:style-name="P73">1</text:p>
          </table:table-cell>
        </table:table-row>
        <table:table-row table:style-name="TableLine94429107950656">
          <table:table-cell table:style-name="Таблица23.A2" office:value-type="string">
            <text:p text:style-name="P110">C7</text:p>
          </table:table-cell>
          <table:table-cell table:style-name="Таблица23.A2" office:value-type="string">
            <text:p text:style-name="P110">C6</text:p>
          </table:table-cell>
          <table:table-cell table:style-name="Таблица23.A2" office:value-type="string">
            <text:p text:style-name="P110">C5</text:p>
          </table:table-cell>
          <table:table-cell table:style-name="Таблица23.A2" office:value-type="string">
            <text:p text:style-name="P110">C4</text:p>
          </table:table-cell>
          <table:table-cell table:style-name="Таблица23.E2" office:value-type="string">
            <text:p text:style-name="P110">C3</text:p>
          </table:table-cell>
          <table:table-cell table:style-name="Таблица23.A2" office:value-type="string">
            <text:p text:style-name="P110">C2</text:p>
          </table:table-cell>
          <table:table-cell table:style-name="Таблица23.E2" office:value-type="string">
            <text:p text:style-name="P110">C1</text:p>
          </table:table-cell>
          <table:table-cell table:style-name="Таблица23.E2" office:value-type="string">
            <text:p text:style-name="P110">C0</text:p>
          </table:table-cell>
        </table:table-row>
        <table:table-row table:style-name="TableLine94429107952928">
          <table:table-cell table:style-name="Таблица23.E2" table:number-columns-spanned="8" office:value-type="string">
            <text:p text:style-name="P126"><text:span text:style-name="T40">Следующие байты повторяются </text:span><text:span text:style-name="T1">[C7:C0] </text:span><text:span text:style-name="T40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29107954224">
          <table:table-cell table:style-name="Таблица23.A2" office:value-type="string">
            <text:p text:style-name="P101">NL4</text:p>
          </table:table-cell>
          <table:table-cell table:style-name="Таблица23.A2" office:value-type="string">
            <text:p text:style-name="P101">NL3</text:p>
          </table:table-cell>
          <table:table-cell table:style-name="Таблица23.A2" office:value-type="string">
            <text:p text:style-name="P101">NL2</text:p>
          </table:table-cell>
          <table:table-cell table:style-name="Таблица23.A2" office:value-type="string">
            <text:p text:style-name="P101">NL1</text:p>
          </table:table-cell>
          <table:table-cell table:style-name="Таблица23.A2" office:value-type="string">
            <text:p text:style-name="P101">NL0</text:p>
          </table:table-cell>
          <table:table-cell table:style-name="Таблица23.A2" office:value-type="string">
            <text:p text:style-name="P116">X</text:p>
          </table:table-cell>
          <table:table-cell table:style-name="Таблица23.A2" office:value-type="string">
            <text:p text:style-name="P116">X</text:p>
          </table:table-cell>
          <table:table-cell table:style-name="Таблица23.E2" office:value-type="string">
            <text:p text:style-name="P116">X</text:p>
          </table:table-cell>
        </table:table-row>
        <table:table-row table:style-name="TableLine94429107955488">
          <table:table-cell table:style-name="Таблица23.E2" table:number-columns-spanned="8" office:value-type="string">
            <text:p text:style-name="P127">... <text:span text:style-name="T96">Имя устройства.</text:span> <text:span text:style-name="T93">Кол-во байт, согласно</text:span><text:span text:style-name="T33"> </text:span><text:span text:style-name="T1"><text:s/></text:span><text:span text:style-name="T92">N</text:span><text:span text:style-name="T35">L[4:0]</text:span><text:span text:style-name="T33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94429107930896">
          <table:table-cell table:style-name="Таблица24.A1" table:number-columns-spanned="2" office:value-type="string">
            <text:p text:style-name="P62"><text:span text:style-name="T37">ID</text:span> <text:span text:style-name="T74">(</text:span><text:span text:style-name="T64">8 бит)</text:span></text:p>
          </table:table-cell>
          <table:covered-table-cell/>
          <table:table-cell table:style-name="Таблица24.A1" table:number-columns-spanned="2" office:value-type="string">
            <text:p text:style-name="P62"><text:span text:style-name="T58">Длина </text:span><text:span text:style-name="T59">описания (</text:span><text:span text:style-name="T2">MSB</text:span><text:span text:style-name="T12">) </text:span></text:p>
            <text:p text:style-name="P62"><text:span text:style-name="T13">(</text:span><text:span text:style-name="T60">8 бит)</text:span></text:p>
          </table:table-cell>
          <table:covered-table-cell/>
          <table:table-cell table:style-name="Таблица24.A1" office:value-type="string">
            <text:p text:style-name="P62"><text:span text:style-name="T58">Длина описания (</text:span><text:span text:style-name="T2">LSB</text:span><text:span text:style-name="T1">)</text:span></text:p>
            <text:p text:style-name="P62"><text:span text:style-name="T24">(</text:span><text:span text:style-name="T64">8 бит)</text:span></text:p>
          </table:table-cell>
          <table:table-cell table:style-name="Таблица24.A1" office:value-type="string">
            <text:p text:style-name="P21">Кол-во каналов чтения</text:p>
            <text:p text:style-name="P29">(4 бита)</text:p>
          </table:table-cell>
          <table:table-cell table:style-name="Таблица24.G1" office:value-type="string">
            <text:p text:style-name="P21">Кол-во каналов записи</text:p>
            <text:p text:style-name="P29">(4 бита)</text:p>
          </table:table-cell>
        </table:table-row>
        <table:table-row table:style-name="TableLine94429107973296">
          <table:table-cell table:style-name="Таблица24.A2" table:number-columns-spanned="7" office:value-type="string">
            <text:p text:style-name="P43"><text:span text:style-name="T75">… Количество байт описания, согласно «</text:span><text:span text:style-name="T76">Длина описания </text:span><text:span text:style-name="T30">MSB</text:span><text:span text:style-name="T27"> </text:span><text:span text:style-name="T26">| </text:span><text:span text:style-name="T29">LSB</text:span><text:span text:style-name="T75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29107974336">
          <table:table-cell table:style-name="Таблица24.A3" office:value-type="string">
            <text:p text:style-name="P125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45">Тип данных (<text:span text:style-name="T97">1</text:span> бит)</text:p>
          </table:table-cell>
          <table:covered-table-cell/>
          <table:table-cell table:style-name="Таблица24.A2" table:number-columns-spanned="4" office:value-type="string">
            <text:p text:style-name="P125">Кол-во каналов, согласно «<text:span text:style-name="T77">Кол-во каналов чтения </text:span><text:span text:style-name="T78">(4 бита)</text:span>»</text:p>
          </table:table-cell>
          <table:covered-table-cell/>
          <table:covered-table-cell/>
          <table:covered-table-cell/>
        </table:table-row>
        <table:table-row table:style-name="TableLine94429107976288">
          <table:table-cell table:style-name="Таблица24.A3" office:value-type="string">
            <text:p text:style-name="P125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45">Тип данных (<text:span text:style-name="T97">1</text:span> бит)</text:p>
          </table:table-cell>
          <table:covered-table-cell/>
          <table:table-cell table:style-name="Таблица24.A2" table:number-columns-spanned="4" office:value-type="string">
            <text:p text:style-name="P125">Кол-во каналов, согласно «<text:span text:style-name="T77">Кол-во каналов </text:span><text:span text:style-name="T76">записи</text:span><text:span text:style-name="T77"> </text:span><text:span text:style-name="T78">(4 бита)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94">Ответ</text:span> <text:span text:style-name="T7">Device_</text:span><text:span text:style-name="T8">State</text:span><text:span text:style-name="T2"> </text:span><text:span text:style-name="T41">(</text:span><text:span text:style-name="T50">2</text:span><text:span text:style-name="T41"> Байт </text:span><text:span text:style-name="T42">+ </text:span><text:span text:style-name="T14">N </text:span><text:span text:style-name="T42">Байт</text:span><text:span text:style-name="T41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94429107957392">
          <table:table-cell table:style-name="Таблица18.A1" office:value-type="string">
            <text:p text:style-name="P102">NL4</text:p>
          </table:table-cell>
          <table:table-cell table:style-name="Таблица18.A1" office:value-type="string">
            <text:p text:style-name="P102">NL3</text:p>
          </table:table-cell>
          <table:table-cell table:style-name="Таблица18.A1" office:value-type="string">
            <text:p text:style-name="P102">NL2</text:p>
          </table:table-cell>
          <table:table-cell table:style-name="Таблица18.D1" office:value-type="string">
            <text:p text:style-name="P102">NL1</text:p>
          </table:table-cell>
          <table:table-cell table:style-name="Таблица18.A1" office:value-type="string">
            <text:p text:style-name="P102">NL0</text:p>
          </table:table-cell>
          <table:table-cell table:style-name="Таблица18.A1" office:value-type="string">
            <text:p text:style-name="P89">1</text:p>
          </table:table-cell>
          <table:table-cell table:style-name="Таблица18.A1" office:value-type="string">
            <text:p text:style-name="P31">0</text:p>
          </table:table-cell>
          <table:table-cell table:style-name="Таблица18.D1" office:value-type="string">
            <text:p text:style-name="P87">0</text:p>
          </table:table-cell>
        </table:table-row>
        <table:table-row table:style-name="TableLine94429108002896">
          <table:table-cell table:style-name="Таблица18.A2" office:value-type="string">
            <text:p text:style-name="P113">X</text:p>
          </table:table-cell>
          <table:table-cell table:style-name="Таблица18.A2" office:value-type="string">
            <text:p text:style-name="P113">X</text:p>
          </table:table-cell>
          <table:table-cell table:style-name="Таблица18.A2" office:value-type="string">
            <text:p text:style-name="P109">S</text:p>
          </table:table-cell>
          <table:table-cell table:style-name="Таблица18.A2" office:value-type="string">
            <text:p text:style-name="P51">1</text:p>
          </table:table-cell>
          <table:table-cell table:style-name="Таблица18.A2" office:value-type="string">
            <text:p text:style-name="P113">X</text:p>
          </table:table-cell>
          <table:table-cell table:style-name="Таблица18.A2" office:value-type="string">
            <text:p text:style-name="P113">X</text:p>
          </table:table-cell>
          <table:table-cell table:style-name="Таблица18.A2" office:value-type="string">
            <text:p text:style-name="P113">X</text:p>
          </table:table-cell>
          <table:table-cell table:style-name="Таблица18.H2" office:value-type="string">
            <text:p text:style-name="P113">X</text:p>
          </table:table-cell>
        </table:table-row>
        <table:table-row table:style-name="TableLine94429108004368">
          <table:table-cell table:style-name="Таблица18.A3" table:number-columns-spanned="8" office:value-type="string">
            <text:p text:style-name="P78">…<text:span text:style-name="T58"> </text:span><text:span text:style-name="T69">Имя устройства.</text:span><text:span text:style-name="T58"> </text:span><text:span text:style-name="T65">Кол-во байт, согласно</text:span><text:span text:style-name="T93"> </text:span><text:s/><text:span text:style-name="T70">N</text:span><text:span text:style-name="T91">L[4:0]</text:span><text:span text:style-name="T93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11"/>
      <text:p text:style-name="P11"><text:span text:style-name="T95">Ответ</text:span> <text:span text:style-name="T9">Device_</text:span><text:span text:style-name="T11">READ </text:span><text:span text:style-name="T41">(</text:span><text:span text:style-name="T18">4</text:span><text:span text:style-name="T41"> Байт</text:span><text:span text:style-name="T42">а + </text:span><text:span text:style-name="T14">N </text:span><text:span text:style-name="T42">Байт</text:span><text:span text:style-name="T41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94429107989600">
          <table:table-cell table:style-name="Таблица21.A1" office:value-type="string">
            <text:p text:style-name="P103">NL4</text:p>
          </table:table-cell>
          <table:table-cell table:style-name="Таблица21.A1" office:value-type="string">
            <text:p text:style-name="P103">NL3</text:p>
          </table:table-cell>
          <table:table-cell table:style-name="Таблица21.A1" office:value-type="string">
            <text:p text:style-name="P103">NL2</text:p>
          </table:table-cell>
          <table:table-cell table:style-name="Таблица21.D1" office:value-type="string">
            <text:p text:style-name="P103">NL1</text:p>
          </table:table-cell>
          <table:table-cell table:style-name="Таблица21.A1" office:value-type="string">
            <text:p text:style-name="P103">NL0</text:p>
          </table:table-cell>
          <table:table-cell table:style-name="Таблица21.A1" office:value-type="string">
            <text:p text:style-name="P90">1</text:p>
          </table:table-cell>
          <table:table-cell table:style-name="Таблица21.A1" office:value-type="string">
            <text:p text:style-name="P31">1</text:p>
          </table:table-cell>
          <table:table-cell table:style-name="Таблица21.D1" office:value-type="string">
            <text:p text:style-name="P88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94429108011888">
          <table:table-cell table:style-name="Таблица22.A1" office:value-type="string">
            <text:p text:style-name="P118">X</text:p>
          </table:table-cell>
          <table:table-cell table:style-name="Таблица22.A1" office:value-type="string">
            <text:p text:style-name="P118">X</text:p>
          </table:table-cell>
          <table:table-cell table:style-name="Таблица22.A1" office:value-type="string">
            <text:p text:style-name="P118">X</text:p>
          </table:table-cell>
          <table:table-cell table:style-name="Таблица22.A1" office:value-type="string">
            <text:p text:style-name="P79">0</text:p>
          </table:table-cell>
          <table:table-cell table:style-name="Таблица22.A1" office:value-type="string">
            <text:p text:style-name="P108">ch3</text:p>
          </table:table-cell>
          <table:table-cell table:style-name="Таблица22.A1" office:value-type="string">
            <text:p text:style-name="P108">ch2</text:p>
          </table:table-cell>
          <table:table-cell table:style-name="Таблица22.A1" office:value-type="string">
            <text:p text:style-name="P108">ch1</text:p>
          </table:table-cell>
          <table:table-cell table:style-name="Таблица22.H1" office:value-type="string">
            <text:p text:style-name="P108">ch0</text:p>
          </table:table-cell>
        </table:table-row>
        <table:table-row table:style-name="TableLine94429107800256">
          <table:table-cell table:style-name="Таблица22.A1" table:number-columns-spanned="4" office:value-type="string">
            <text:p text:style-name="P27">Длина данных для <text:span text:style-name="T82">чтения</text:span> (<text:span text:style-name="T2">MSB</text:span><text:span text:style-name="T1">) </text:span><text:span text:style-name="T80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27">Длина данных для <text:span text:style-name="T82">чтения</text:span> (<text:span text:style-name="T2">LSB</text:span><text:span text:style-name="T1">) </text:span><text:span text:style-name="T80">(8 бит)</text:span></text:p>
          </table:table-cell>
          <table:covered-table-cell/>
          <table:covered-table-cell/>
          <table:covered-table-cell/>
        </table:table-row>
        <table:table-row table:style-name="TableLine94429107576000">
          <table:table-cell table:style-name="Таблица22.A3" table:number-columns-spanned="8" office:value-type="string">
            <text:p text:style-name="P68">…<text:span text:style-name="T58"> </text:span><text:span text:style-name="T69">Имя устройства.</text:span><text:span text:style-name="T58"> </text:span><text:span text:style-name="T65">Кол-во байт, согласно</text:span><text:span text:style-name="T33"> </text:span><text:span text:style-name="T1"><text:s/></text:span><text:span text:style-name="T70">N</text:span><text:span text:style-name="T34">L[4:0]</text:span><text:span text:style-name="T33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29107576880">
          <table:table-cell table:style-name="Таблица22.H1" table:number-columns-spanned="8" office:value-type="string">
            <text:p text:style-name="P68">…<text:span text:style-name="T58"> </text:span><text:span text:style-name="T65">Кол-во байт, согласно </text:span><text:span text:style-name="T58"><text:s/></text:span><text:span text:style-name="T66">«Длина данных для </text:span><text:span text:style-name="T68">чтения</text:span><text:span text:style-name="T66"> </text:span><text:span text:style-name="T28">MSB</text:span><text:span text:style-name="T25"> </text:span><text:span text:style-name="T26">| </text:span><text:span text:style-name="T29">LSB</text:span><text:span text:style-name="T66">»</text:span><text:span text:style-name="T65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94">Ответ</text:span> <text:span text:style-name="T9">Device_</text:span><text:span text:style-name="T10">WRITE</text:span><text:span text:style-name="T3"> </text:span><text:span text:style-name="T41">(</text:span><text:span text:style-name="T53">2</text:span><text:span text:style-name="T41"> Байт</text:span><text:span text:style-name="T42">а + </text:span><text:span text:style-name="T14">N </text:span><text:span text:style-name="T42">Байт</text:span><text:span text:style-name="T41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94429108017136">
          <table:table-cell table:style-name="Таблица19.A1" office:value-type="string">
            <text:p text:style-name="P102">NL4</text:p>
          </table:table-cell>
          <table:table-cell table:style-name="Таблица19.A1" office:value-type="string">
            <text:p text:style-name="P102">NL3</text:p>
          </table:table-cell>
          <table:table-cell table:style-name="Таблица19.A1" office:value-type="string">
            <text:p text:style-name="P102">NL2</text:p>
          </table:table-cell>
          <table:table-cell table:style-name="Таблица19.D1" office:value-type="string">
            <text:p text:style-name="P102">NL1</text:p>
          </table:table-cell>
          <table:table-cell table:style-name="Таблица19.A1" office:value-type="string">
            <text:p text:style-name="P102">NL0</text:p>
          </table:table-cell>
          <table:table-cell table:style-name="Таблица19.A1" office:value-type="string">
            <text:p text:style-name="P30">1</text:p>
          </table:table-cell>
          <table:table-cell table:style-name="Таблица19.A1" office:value-type="string">
            <text:p text:style-name="P31">0</text:p>
          </table:table-cell>
          <table:table-cell table:style-name="Таблица19.D1" office:value-type="string">
            <text:p text:style-name="P87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94429107581504">
          <table:table-cell table:style-name="Таблица20.A1" office:value-type="string">
            <text:p text:style-name="P119">X</text:p>
          </table:table-cell>
          <table:table-cell table:style-name="Таблица20.A1" office:value-type="string">
            <text:p text:style-name="P119">X</text:p>
          </table:table-cell>
          <table:table-cell table:style-name="Таблица20.A1" office:value-type="string">
            <text:p text:style-name="P119">X</text:p>
          </table:table-cell>
          <table:table-cell table:style-name="Таблица20.A1" office:value-type="string">
            <text:p text:style-name="P76">0</text:p>
          </table:table-cell>
          <table:table-cell table:style-name="Таблица20.A1" office:value-type="string">
            <text:p text:style-name="P107">ch3</text:p>
          </table:table-cell>
          <table:table-cell table:style-name="Таблица20.A1" office:value-type="string">
            <text:p text:style-name="P107">ch2</text:p>
          </table:table-cell>
          <table:table-cell table:style-name="Таблица20.A1" office:value-type="string">
            <text:p text:style-name="P107">ch1</text:p>
          </table:table-cell>
          <table:table-cell table:style-name="Таблица20.H1" office:value-type="string">
            <text:p text:style-name="P107">ch0</text:p>
          </table:table-cell>
        </table:table-row>
        <table:table-row table:style-name="TableLine94429107597040">
          <table:table-cell table:style-name="Таблица20.A2" table:number-columns-spanned="8" office:value-type="string">
            <text:p text:style-name="P67">…<text:span text:style-name="T58"> </text:span><text:span text:style-name="T69">Имя устройства.</text:span><text:span text:style-name="T58"> </text:span><text:span text:style-name="T65">Кол-во байт, согласно</text:span><text:span text:style-name="T33"> </text:span><text:span text:style-name="T1"><text:s/></text:span><text:span text:style-name="T70">N</text:span><text:span text:style-name="T34">L[4:0]</text:span><text:span text:style-name="T33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2.5.2$Linux_X86_64 LibreOffice_project/20$Build-2</meta:generator>
    <dc:date>2022-03-01T23:29:26.298971254</dc:date>
    <meta:editing-duration>P9DT14H13M7S</meta:editing-duration>
    <meta:editing-cycles>112</meta:editing-cycles>
    <meta:document-statistic meta:table-count="26" meta:image-count="0" meta:object-count="0" meta:page-count="3" meta:paragraph-count="310" meta:word-count="726" meta:character-count="3423" meta:non-whitespace-character-count="2959"/>
  </office:meta>
</office:document-meta>
</file>